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Segoe UI', Arial, freesa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ystem" style:font-pitch="variable"/>
  </office:font-face-decls>
  <office:automatic-styles>
    <style:style style:name="P1" style:family="paragraph" style:parent-style-name="Standard">
      <style:text-properties officeooo:paragraph-rsid="001cf7e9"/>
    </style:style>
    <style:style style:name="T1" style:family="text">
      <style:text-properties officeooo:rsid="001cf7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одунков Денис — менеджер<text:line-break/>Быконя Денис - </text:p>
      <text:p text:style-name="P1"><text:span text:style-name="T1">Вервальд</text:span> Север<text:span text:style-name="T1">ин </text:span>- </text:p>
      <text:p text:style-name="P1"><text:span text:style-name="T1">Македонская</text:span> <text:span text:style-name="T1">Евгения </text:span>— документация</text:p>
      <text:p text:style-name="P1"><text:span text:style-name="T1">Минаков</text:span> <text:span text:style-name="T1">Александр </text:span>-</text:p>
      <text:p text:style-name="P1"><text:span text:style-name="T1">Петровская Анастасия </text:span>— тестирование</text:p>
      <text:p text:style-name="P1"><text:span text:style-name="T1">Сиволоб</text:span> <text:span text:style-name="T1">Иван </text:span>— инфраст<text:span text:style-name="T1">р</text:span>уктура</text:p>
      <text:p text:style-name="P1"><text:span text:style-name="T1">Смирнов</text:span> Макс<text:span text:style-name="T1">им </text:span>— ан<text:span text:style-name="T1">а</text:span>литика<text:line-break/><text:span text:style-name="T1">Таракчян</text:span> Ле<text:span text:style-name="T1">вон </text:span>— архитектор <text:s/>проекта<text:line-break/><text:span text:style-name="T1">Урташев</text:span> Арслан — тимлид<text:line-break/><text:span text:style-name="T1">Чекалин</text:span> Д<text:span text:style-name="T1">митрий </text:span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'Segoe UI', Arial, freesa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imbus Sans L" style:font-size-asian="10.5pt" style:language-asian="zh" style:country-asian="CN" style:font-name-complex="Nimbus Sans 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imbus Sans L" style:font-size-asian="10.5pt" style:language-asian="zh" style:country-asian="CN" style:font-name-complex="Nimbus Sans 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 L" style:font-family-asian="'Nimbus Sans L'" style:font-family-generic-asian="system" style:font-pitch-asian="variable" style:font-size-asian="14pt" style:font-name-complex="Nimbus Sans L" style:font-family-complex="'Nimbus Sans L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3T17:36:39.190534489</meta:creation-date>
    <dc:date>2014-09-13T17:54:46.411313487</dc:date>
    <meta:editing-duration>PT15S</meta:editing-duration>
    <meta:editing-cycles>1</meta:editing-cycles>
    <meta:document-statistic meta:table-count="0" meta:image-count="0" meta:object-count="0" meta:page-count="1" meta:paragraph-count="7" meta:word-count="34" meta:character-count="282" meta:non-whitespace-character-count="245"/>
    <meta:generator>LibreOffice/4.2.5.2$Linux_X86_64 LibreOffice_project/420m0$Build-2</meta:generator>
  </office:meta>
</office:document-meta>
</file>